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453.51pt" svg:height="255.09pt" svg:x="323.46pt" svg:y="85.69pt">
            <draw:object draw:notify-on-update-of-ranges="List1.B8:List1.B30 List1.C8:List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8pt" svg:height="254.78pt" svg:x="321.87pt" svg:y="343.76pt">
            <draw:object draw:notify-on-update-of-ranges="List1.B8:List1.B30 List1.D8:List1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2.98pt" svg:height="254.78pt" svg:x="782.31pt" svg:y="81.67pt">
            <draw:object draw:notify-on-update-of-ranges="List1.B8:List1.B30 List1.C8:List1.C30 List1.B8:List1.B30 List1.D8:List1.D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74pt" svg:height="255.03pt" svg:x="306.62pt" svg:y="630.11pt">
            <draw:object draw:notify-on-update-of-ranges="List1.B50:List1.B54 List1.C50:List1.C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71pt" svg:height="255pt" svg:x="782.33pt" svg:y="653.75pt">
            <draw:object draw:notify-on-update-of-ranges="List1.A61:List1.A74 List1.B61:List1.B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cm</text:p>
          </table:table-cell>
          <table:table-cell office:value-type="string" calcext:value-type="string">
            <text:p>500 V</text:p>
          </table:table-cell>
          <table:table-cell office:value-type="float" office:value="0.01297" calcext:value-type="float">
            <text:p>0.012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+-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EA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7" calcext:value-type="float">
            <text:p>0.0007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string" calcext:value-type="string">
            <text:p>EA13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Do 10</text:p>
          </table:table-cell>
          <table:table-cell office:value-type="string" calcext:value-type="string">
            <text:p>po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 6cm</text:p>
          </table:table-cell>
          <table:table-cell office:value-type="string" calcext:value-type="string">
            <text:p>I 2c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177" calcext:value-type="float">
            <text:p>0.00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6" calcext:value-type="float">
            <text:p>0.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44" calcext:value-type="float">
            <text:p>0.0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47" calcext:value-type="float">
            <text:p>0.0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1" calcext:value-type="float">
            <text:p>0.0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" calcext:value-type="float">
            <text:p>0.0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55" calcext:value-type="float">
            <text:p>0.0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6" calcext:value-type="float">
            <text:p>0.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56" calcext:value-type="float">
            <text:p>0.0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57" calcext:value-type="float">
            <text:p>0.0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6" calcext:value-type="float">
            <text:p>0.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62" calcext:value-type="float">
            <text:p>0.0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61" calcext:value-type="float">
            <text:p>0.0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64" calcext:value-type="float">
            <text:p>0.00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068" calcext:value-type="float">
            <text:p>0.0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9" calcext:value-type="float">
            <text:p>0.0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67" calcext:value-type="float">
            <text:p>0.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8" calcext:value-type="float">
            <text:p>0.0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8" calcext:value-type="float">
            <text:p>0.0068</text:p>
          </table:table-cell>
          <table:table-cell table:number-columns-repeated="4"/>
        </table:table-row>
        <table:table-row table:style-name="ro1" table:number-rows-repeated="17">
          <table:table-cell table:number-columns-repeated="8"/>
        </table:table-row>
        <table:table-row table:style-name="ro1">
          <table:table-cell/>
          <table:table-cell office:value-type="string" calcext:value-type="string">
            <text:p>500 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69" calcext:value-type="float">
            <text:p>0.00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05" calcext:value-type="float">
            <text:p>0.01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25" calcext:value-type="float">
            <text:p>0.012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ez zdroje</text:p>
          </table:table-cell>
          <table:table-cell office:value-type="string" calcext:value-type="string">
            <text:p>500 V</text:p>
          </table:table-cell>
          <table:table-cell office:value-type="float" office:value="0.00003" calcext:value-type="float">
            <text:p>3E-0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mpuls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4" calcext:value-type="float">
            <text:p>4.4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80" calcext:value-type="float">
            <text:p>38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2:07:04.375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25:23.286000000</meta:creation-date>
    <dc:date>2018-10-29T13:54:59.982000000</dc:date>
    <meta:editing-duration>PT2H5M24S</meta:editing-duration>
    <meta:editing-cycles>6</meta:editing-cycles>
    <meta:generator>LibreOffice/6.0.6.2$Windows_X86_64 LibreOffice_project/0c292870b25a325b5ed35f6b45599d2ea4458e77</meta:generator>
    <meta:document-statistic meta:table-count="1" meta:cell-count="13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4.198cm" style:legend-expansion="high" chart:style-name="ch2"/>
        <chart:plot-area chart:style-name="ch3" table:cell-range-address="List1.B8:List1.C30" svg:x="0.32cm" svg:y="0.18cm" svg:width="12.45cm" svg:height="8.64cm">
          <chartooo:coordinate-region svg:x="1.439cm" svg:y="0.382cm" svg:width="11.04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C8:List1.C30" chart:class="chart:scatter">
            <chart:domain table:cell-range-address="List1.B8:List1.B30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B8:List1.B30</svg:desc>
                </draw:g>
              </table:table-cell>
              <table:table-cell office:value-type="float" office:value="0.00023">
                <text:p>0.00023</text:p>
                <draw:g>
                  <svg:desc>List1.C8:Lis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0125">
                <text:p>0.0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scatter" chart:style-name="ch1">
        <chart:legend chart:legend-position="end" svg:x="13.071cm" svg:y="4.192cm" style:legend-expansion="high" chart:style-name="ch2"/>
        <chart:plot-area chart:style-name="ch3" table:cell-range-address="List1.B8:List1.B30 List1.D8:List1.D30" svg:x="0.319cm" svg:y="0.179cm" svg:width="12.433cm" svg:height="8.631cm">
          <chartooo:coordinate-region svg:x="1.438cm" svg:y="0.381cm" svg:width="11.026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D8:List1.D30" chart:class="chart:scatter">
            <chart:domain table:cell-range-address="List1.B8:List1.B30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B8:List1.B30</svg:desc>
                </draw:g>
              </table:table-cell>
              <table:table-cell office:value-type="float" office:value="0.00177">
                <text:p>0.00177</text:p>
                <draw:g>
                  <svg:desc>List1.D8:Lis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0068">
                <text:p>0.0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scatter" chart:style-name="ch1">
        <chart:legend chart:legend-position="end" svg:x="13.071cm" svg:y="3.94cm" style:legend-expansion="high" chart:style-name="ch2"/>
        <chart:plot-area chart:style-name="ch3" table:cell-range-address="List1.B8:List1.D30" svg:x="0.319cm" svg:y="0.179cm" svg:width="12.433cm" svg:height="8.631cm">
          <chartooo:coordinate-region svg:x="1.438cm" svg:y="0.381cm" svg:width="11.026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C8:List1.C30" chart:class="chart:scatter">
            <chart:domain table:cell-range-address="List1.B8:List1.B30"/>
            <chart:data-point chart:repeated="23"/>
          </chart:series>
          <chart:series chart:style-name="ch7" chart:values-cell-range-address="List1.D8:List1.D30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B8:List1.B30</svg:desc>
                </draw:g>
              </table:table-cell>
              <table:table-cell office:value-type="float" office:value="0.00023">
                <text:p>0.00023</text:p>
                <draw:g>
                  <svg:desc>List1.C8:List1.C30</svg:desc>
                </draw:g>
              </table:table-cell>
              <table:table-cell office:value-type="float" office:value="0.00177">
                <text:p>0.00177</text:p>
                <draw:g>
                  <svg:desc>List1.D8:Lis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8">
                <text:p>0.0008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6">
                <text:p>0.0016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41">
                <text:p>0.00241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2">
                <text:p>0.0032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47">
                <text:p>0.0047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53">
                <text:p>0.0053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59">
                <text:p>0.0059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4">
                <text:p>0.0064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89">
                <text:p>0.008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0097">
                <text:p>0.0097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101">
                <text:p>0.0101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105">
                <text:p>0.010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0107">
                <text:p>0.0107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0108">
                <text:p>0.010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111">
                <text:p>0.0111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114">
                <text:p>0.0114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114">
                <text:p>0.011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116">
                <text:p>0.0116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0.012">
                <text:p>0.012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  <table:table-cell office:value-type="float" office:value="0.0124">
                <text:p>0.0124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0125">
                <text:p>0.0125</text:p>
              </table:table-cell>
              <table:table-cell office:value-type="float" office:value="0.0068">
                <text:p>0.00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98cm" xlink:href=".." xlink:type="simple" chart:class="chart:scatter" chart:style-name="ch1">
        <chart:legend chart:legend-position="end" svg:x="13.098cm" svg:y="4.197cm" style:legend-expansion="high" chart:style-name="ch2"/>
        <chart:plot-area chart:style-name="ch3" table:cell-range-address="List1.B50:List1.C54" svg:x="0.32cm" svg:y="0.179cm" svg:width="12.458cm" svg:height="8.64cm">
          <chartooo:coordinate-region svg:x="1.439cm" svg:y="0.381cm" svg:width="11.09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C50:List1.C54" chart:class="chart:scatter">
            <chart:domain table:cell-range-address="List1.B50:List1.B5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List1.B50:List1.B54</svg:desc>
                </draw:g>
              </table:table-cell>
              <table:table-cell office:value-type="float" office:value="0.0069">
                <text:p>0.0069</text:p>
                <draw:g>
                  <svg:desc>List1.C50:Lis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25">
                <text:p>0.0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scatter" chart:style-name="ch1">
        <chart:legend chart:legend-position="end" svg:x="13.118cm" svg:y="4.196cm" style:legend-expansion="high" chart:style-name="ch2"/>
        <chart:plot-area chart:style-name="ch3" table:cell-range-address="List1.A61:List1.B74" svg:x="0.32cm" svg:y="0.179cm" svg:width="12.478cm" svg:height="8.639cm">
          <chartooo:coordinate-region svg:x="1.143cm" svg:y="0.381cm" svg:width="11.272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B61:List1.B74" chart:class="chart:scatter">
            <chart:domain table:cell-range-address="List1.A61:List1.A74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List1.A61:List1.A74</svg:desc>
                </draw:g>
              </table:table-cell>
              <table:table-cell office:value-type="float" office:value="0.4">
                <text:p>0.4</text:p>
                <draw:g>
                  <svg:desc>List1.B61:List1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0">
                <text:p>14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0">
                <text:p>14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0">
                <text:p>14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0">
                <text:p>14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0">
                <text:p>149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